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D998CF3289FCF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39cm, 0.004cm, 0cm, 1.87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2cm" svg:y="-2cm" svg:width="16.118cm" svg:height="8.645cm" draw:z-index="0"><draw:image xlink:href="Pictures/100002010000055600000300CD998CF3289FCF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3:32:58.107253704</meta:creation-date>
    <dc:date>2021-10-28T13:36:21.861295044</dc:date>
    <meta:editing-duration>PT3M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2.2$Linux_X86_64 LibreOffice_project/40$Build-2</meta:generator>
  </office:meta>
</office:document-meta>
</file>